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W. F. P. Noble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 January 1874</text:p>
      <text:p text:style-name="P5">Month<text:tab/><text:tab/><text:tab/><text:tab/><text:tab/><text:tab/>Januar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Y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. S. Morais/</text:span></text:p>
      <text:p text:style-name="P2"><text:span text:style-name="T1"><text:tab/>546 Nth 5</text:span><text:span text:style-name="T2">th</text:span><text:span text:style-name="T1"> St/</text:span></text:p>
      <text:p text:style-name="P2"><text:span text:style-name="T1"><text:tab/><text:tab/>City/</text:span></text:p>
      <text:p text:style-name="P2"><text:span text:style-name="T1"/></text:p>
      <text:p text:style-name="P2"><text:span text:style-name="T1">[Note: The following is typewritten vertically up the left side of the envelope.]</text:span></text:p>
      <text:p text:style-name="P2"><text:span text:style-name="T1"/></text:p>
      <text:p text:style-name="P2"><text:span text:style-name="T1">If not called for in Ten days, return to/ 2 South Seventh St., Philadelphia./</text:span></text:p>
      <text:p text:style-name="P2"><text:span text:style-name="T1"/></text:p>
      <text:p text:style-name="P2"><text:span text:style-name="T1">[Page 1]</text:span></text:p>
      <text:p text:style-name="P3"><text:span text:style-name="T1">Hestonville, Phila./</text:span></text:p>
      <text:p text:style-name="P3"><text:span text:style-name="T1">Jany 1</text:span><text:span text:style-name="T2">st</text:span><text:span text:style-name="T1"> (/)74./</text:span></text:p>
      <text:p text:style-name="P2"><text:span text:style-name="T1">Revd. S. Morais/</text:span></text:p>
      <text:p text:style-name="P2"><text:span text:style-name="T1"><text:tab/>Dear Sir,/</text:span></text:p>
      <text:p text:style-name="P2"><text:span text:style-name="T1"><text:tab/><text:tab/>Your favor/ of 29</text:span><text:span text:style-name="T2">th</text:span><text:span text:style-name="T1"> ult. at hand./ </text:span></text:p>
      <text:p text:style-name="P2"><text:span text:style-name="T1"><text:tab/>I am greatly indebted/ to you for the information/ you give, but regret that/ you have not increased/ my obligation by furnishing/ what I most desired—the/ facts needed to prepare a/ suitable notice of yourself./ <text:s/>Are not those who occupy/ conspicuous public positions/ in some sense public property?/ <text:s/>I appreciate, however, your delicate sense/ of propriety, &amp; with thanks for your/ friends interest &amp; assistance/</text:span></text:p>
      <text:p text:style-name="P2"><text:span text:style-name="T1"><text:tab/>remain/</text:span></text:p>
      <text:p text:style-name="P2"><text:span text:style-name="T1"><text:tab/><text:tab/>yours very Resply/</text:span></text:p>
      <text:p text:style-name="P2"><text:span text:style-name="T1"><text:tab/><text:tab/><text:tab/>W. F. P. Nobl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1:23:38</meta:creation-date>
    <dc:date>2009-05-19T11:34:39</dc:date>
    <dc:language>en-US</dc:language>
    <meta:editing-cycles>2</meta:editing-cycles>
    <meta:editing-duration>PT1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294" meta:character-count="2061"/>
  </office:meta>
</office:document-meta>
</file>